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font-face-decls>
    <style:font-face style:name="Calibri" svg:font-family="Calibri"/>
  </office:font-face-decls>
  <office:automatic-styles>
    <style:style style:name="ce1" style:family="table-cell" style:data-style-name="N0"/>
    <style:style style:name="co1"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scripts/>
  <office:body>
    <office:spreadsheet>
      <table:calculation-settings table:case-sensitive="false" table:automatic-find-labels="false" table:use-regular-expressions="false">
        <table:iteration table:maximum-difference="0.0001"/>
      </table:calculation-settings>
      <table:table table:style-name="ta1" table:name="Tabela">
        <table:table-row table:style-name="ro1">
          <table:table-cell table:style-name="ce1" office:value-type="string">
            <text:p>Tabela 6579 - População residente estimada</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row>
        <table:table-row table:style-name="ro1">
          <table:table-cell table:style-name="ce1" office:value-type="string">
            <text:p>Variável - População residente estimada (Pessoas)</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row>
        <table:table-row table:style-name="ro1">
          <table:table-cell table:style-name="ce1" office:value-type="string">
            <text:p>Brasil e Unidade da Federação</text:p>
          </table:table-cell>
          <table:table-cell table:style-name="ce1" office:value-type="string">
            <text:p>Ano</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row>
        <table:table-row table:style-name="ro1">
          <table:table-cell table:style-name="ce1" office:value-type="string">
            <text:p/>
          </table:table-cell>
          <table:table-cell table:style-name="ce1" office:value-type="string">
            <text:p>2001</text:p>
          </table:table-cell>
          <table:table-cell table:style-name="ce1" office:value-type="string">
            <text:p>2002</text:p>
          </table:table-cell>
          <table:table-cell table:style-name="ce1" office:value-type="string">
            <text:p>2003</text:p>
          </table:table-cell>
          <table:table-cell table:style-name="ce1" office:value-type="string">
            <text:p>2004</text:p>
          </table:table-cell>
          <table:table-cell table:style-name="ce1" office:value-type="string">
            <text:p>2005</text:p>
          </table:table-cell>
          <table:table-cell table:style-name="ce1" office:value-type="string">
            <text:p>2006</text:p>
          </table:table-cell>
          <table:table-cell table:style-name="ce1" office:value-type="string">
            <text:p>2008</text:p>
          </table:table-cell>
          <table:table-cell table:style-name="ce1" office:value-type="string">
            <text:p>2009</text:p>
          </table:table-cell>
          <table:table-cell table:style-name="ce1" office:value-type="string">
            <text:p>2011</text:p>
          </table:table-cell>
          <table:table-cell table:style-name="ce1" office:value-type="string">
            <text:p>2012</text:p>
          </table:table-cell>
          <table:table-cell table:style-name="ce1" office:value-type="string">
            <text:p>2013</text:p>
          </table:table-cell>
          <table:table-cell table:style-name="ce1" office:value-type="string">
            <text:p>2014</text:p>
          </table:table-cell>
          <table:table-cell table:style-name="ce1" office:value-type="string">
            <text:p>2015</text:p>
          </table:table-cell>
          <table:table-cell table:style-name="ce1" office:value-type="string">
            <text:p>2016</text:p>
          </table:table-cell>
          <table:table-cell table:style-name="ce1" office:value-type="string">
            <text:p>2017</text:p>
          </table:table-cell>
          <table:table-cell table:style-name="ce1" office:value-type="string">
            <text:p>2018</text:p>
          </table:table-cell>
          <table:table-cell table:style-name="ce1" office:value-type="string">
            <text:p>2019</text:p>
          </table:table-cell>
          <table:table-cell table:style-name="ce1" office:value-type="string">
            <text:p>2020</text:p>
          </table:table-cell>
        </table:table-row>
        <table:table-row table:style-name="ro1">
          <table:table-cell table:style-name="ce1" office:value-type="string">
            <text:p>Brasil</text:p>
          </table:table-cell>
          <table:table-cell table:style-name="ce1" office:value-type="float" office:value="172385826"/>
          <table:table-cell table:style-name="ce1" office:value-type="float" office:value="174632960"/>
          <table:table-cell table:style-name="ce1" office:value-type="float" office:value="176871437"/>
          <table:table-cell table:style-name="ce1" office:value-type="float" office:value="181569056"/>
          <table:table-cell table:style-name="ce1" office:value-type="float" office:value="184184264"/>
          <table:table-cell table:style-name="ce1" office:value-type="float" office:value="186770562"/>
          <table:table-cell table:style-name="ce1" office:value-type="float" office:value="189605006"/>
          <table:table-cell table:style-name="ce1" office:value-type="float" office:value="191480630"/>
          <table:table-cell table:style-name="ce1" office:value-type="float" office:value="192379287"/>
          <table:table-cell table:style-name="ce1" office:value-type="float" office:value="193904015"/>
          <table:table-cell table:style-name="ce1" office:value-type="float" office:value="201032714"/>
          <table:table-cell table:style-name="ce1" office:value-type="float" office:value="202768562"/>
          <table:table-cell table:style-name="ce1" office:value-type="float" office:value="204450049"/>
          <table:table-cell table:style-name="ce1" office:value-type="float" office:value="206081432"/>
          <table:table-cell table:style-name="ce1" office:value-type="float" office:value="207660929"/>
          <table:table-cell table:style-name="ce1" office:value-type="float" office:value="208494900"/>
          <table:table-cell table:style-name="ce1" office:value-type="float" office:value="210147125"/>
          <table:table-cell table:style-name="ce1" office:value-type="float" office:value="211755692"/>
        </table:table-row>
        <table:table-row table:style-name="ro1">
          <table:table-cell table:style-name="ce1" office:value-type="string">
            <text:p>Rondônia</text:p>
          </table:table-cell>
          <table:table-cell table:style-name="ce1" office:value-type="float" office:value="1407886"/>
          <table:table-cell table:style-name="ce1" office:value-type="float" office:value="1431777"/>
          <table:table-cell table:style-name="ce1" office:value-type="float" office:value="1455907"/>
          <table:table-cell table:style-name="ce1" office:value-type="float" office:value="1562085"/>
          <table:table-cell table:style-name="ce1" office:value-type="float" office:value="1534594"/>
          <table:table-cell table:style-name="ce1" office:value-type="float" office:value="1562417"/>
          <table:table-cell table:style-name="ce1" office:value-type="float" office:value="1493565"/>
          <table:table-cell table:style-name="ce1" office:value-type="float" office:value="1503928"/>
          <table:table-cell table:style-name="ce1" office:value-type="float" office:value="1576455"/>
          <table:table-cell table:style-name="ce1" office:value-type="float" office:value="1590011"/>
          <table:table-cell table:style-name="ce1" office:value-type="float" office:value="1728214"/>
          <table:table-cell table:style-name="ce1" office:value-type="float" office:value="1748531"/>
          <table:table-cell table:style-name="ce1" office:value-type="float" office:value="1768204"/>
          <table:table-cell table:style-name="ce1" office:value-type="float" office:value="1787279"/>
          <table:table-cell table:style-name="ce1" office:value-type="float" office:value="1805788"/>
          <table:table-cell table:style-name="ce1" office:value-type="float" office:value="1757589"/>
          <table:table-cell table:style-name="ce1" office:value-type="float" office:value="1777225"/>
          <table:table-cell table:style-name="ce1" office:value-type="float" office:value="1796460"/>
        </table:table-row>
        <table:table-row table:style-name="ro1">
          <table:table-cell table:style-name="ce1" office:value-type="string">
            <text:p>Acre</text:p>
          </table:table-cell>
          <table:table-cell table:style-name="ce1" office:value-type="float" office:value="574355"/>
          <table:table-cell table:style-name="ce1" office:value-type="float" office:value="586942"/>
          <table:table-cell table:style-name="ce1" office:value-type="float" office:value="600595"/>
          <table:table-cell table:style-name="ce1" office:value-type="float" office:value="630328"/>
          <table:table-cell table:style-name="ce1" office:value-type="float" office:value="669736"/>
          <table:table-cell table:style-name="ce1" office:value-type="float" office:value="686652"/>
          <table:table-cell table:style-name="ce1" office:value-type="float" office:value="680075"/>
          <table:table-cell table:style-name="ce1" office:value-type="float" office:value="691132"/>
          <table:table-cell table:style-name="ce1" office:value-type="float" office:value="746386"/>
          <table:table-cell table:style-name="ce1" office:value-type="float" office:value="758786"/>
          <table:table-cell table:style-name="ce1" office:value-type="float" office:value="776463"/>
          <table:table-cell table:style-name="ce1" office:value-type="float" office:value="790101"/>
          <table:table-cell table:style-name="ce1" office:value-type="float" office:value="803513"/>
          <table:table-cell table:style-name="ce1" office:value-type="float" office:value="816687"/>
          <table:table-cell table:style-name="ce1" office:value-type="float" office:value="829619"/>
          <table:table-cell table:style-name="ce1" office:value-type="float" office:value="869265"/>
          <table:table-cell table:style-name="ce1" office:value-type="float" office:value="881935"/>
          <table:table-cell table:style-name="ce1" office:value-type="float" office:value="894470"/>
        </table:table-row>
        <table:table-row table:style-name="ro1">
          <table:table-cell table:style-name="ce1" office:value-type="string">
            <text:p>Amazonas</text:p>
          </table:table-cell>
          <table:table-cell table:style-name="ce1" office:value-type="float" office:value="2900240"/>
          <table:table-cell table:style-name="ce1" office:value-type="float" office:value="2961801"/>
          <table:table-cell table:style-name="ce1" office:value-type="float" office:value="3031068"/>
          <table:table-cell table:style-name="ce1" office:value-type="float" office:value="3138726"/>
          <table:table-cell table:style-name="ce1" office:value-type="float" office:value="3232330"/>
          <table:table-cell table:style-name="ce1" office:value-type="float" office:value="3311026"/>
          <table:table-cell table:style-name="ce1" office:value-type="float" office:value="3341094"/>
          <table:table-cell table:style-name="ce1" office:value-type="float" office:value="3393369"/>
          <table:table-cell table:style-name="ce1" office:value-type="float" office:value="3538387"/>
          <table:table-cell table:style-name="ce1" office:value-type="float" office:value="3590985"/>
          <table:table-cell table:style-name="ce1" office:value-type="float" office:value="3807921"/>
          <table:table-cell table:style-name="ce1" office:value-type="float" office:value="3873743"/>
          <table:table-cell table:style-name="ce1" office:value-type="float" office:value="3938336"/>
          <table:table-cell table:style-name="ce1" office:value-type="float" office:value="4001667"/>
          <table:table-cell table:style-name="ce1" office:value-type="float" office:value="4063614"/>
          <table:table-cell table:style-name="ce1" office:value-type="float" office:value="4080611"/>
          <table:table-cell table:style-name="ce1" office:value-type="float" office:value="4144597"/>
          <table:table-cell table:style-name="ce1" office:value-type="float" office:value="4207714"/>
        </table:table-row>
        <table:table-row table:style-name="ro1">
          <table:table-cell table:style-name="ce1" office:value-type="string">
            <text:p>Roraima</text:p>
          </table:table-cell>
          <table:table-cell table:style-name="ce1" office:value-type="float" office:value="337237"/>
          <table:table-cell table:style-name="ce1" office:value-type="float" office:value="346871"/>
          <table:table-cell table:style-name="ce1" office:value-type="float" office:value="357302"/>
          <table:table-cell table:style-name="ce1" office:value-type="float" office:value="381896"/>
          <table:table-cell table:style-name="ce1" office:value-type="float" office:value="391317"/>
          <table:table-cell table:style-name="ce1" office:value-type="float" office:value="403344"/>
          <table:table-cell table:style-name="ce1" office:value-type="float" office:value="412783"/>
          <table:table-cell table:style-name="ce1" office:value-type="float" office:value="421499"/>
          <table:table-cell table:style-name="ce1" office:value-type="float" office:value="460165"/>
          <table:table-cell table:style-name="ce1" office:value-type="float" office:value="469524"/>
          <table:table-cell table:style-name="ce1" office:value-type="float" office:value="488072"/>
          <table:table-cell table:style-name="ce1" office:value-type="float" office:value="496936"/>
          <table:table-cell table:style-name="ce1" office:value-type="float" office:value="505665"/>
          <table:table-cell table:style-name="ce1" office:value-type="float" office:value="514229"/>
          <table:table-cell table:style-name="ce1" office:value-type="float" office:value="522636"/>
          <table:table-cell table:style-name="ce1" office:value-type="float" office:value="576568"/>
          <table:table-cell table:style-name="ce1" office:value-type="float" office:value="605761"/>
          <table:table-cell table:style-name="ce1" office:value-type="float" office:value="631181"/>
        </table:table-row>
        <table:table-row table:style-name="ro1">
          <table:table-cell table:style-name="ce1" office:value-type="string">
            <text:p>Pará</text:p>
          </table:table-cell>
          <table:table-cell table:style-name="ce1" office:value-type="float" office:value="6341736"/>
          <table:table-cell table:style-name="ce1" office:value-type="float" office:value="6453683"/>
          <table:table-cell table:style-name="ce1" office:value-type="float" office:value="6574993"/>
          <table:table-cell table:style-name="ce1" office:value-type="float" office:value="6850181"/>
          <table:table-cell table:style-name="ce1" office:value-type="float" office:value="6970586"/>
          <table:table-cell table:style-name="ce1" office:value-type="float" office:value="7110465"/>
          <table:table-cell table:style-name="ce1" office:value-type="float" office:value="7321490"/>
          <table:table-cell table:style-name="ce1" office:value-type="float" office:value="7431020"/>
          <table:table-cell table:style-name="ce1" office:value-type="float" office:value="7688593"/>
          <table:table-cell table:style-name="ce1" office:value-type="float" office:value="7777543"/>
          <table:table-cell table:style-name="ce1" office:value-type="float" office:value="7969654"/>
          <table:table-cell table:style-name="ce1" office:value-type="float" office:value="8073924"/>
          <table:table-cell table:style-name="ce1" office:value-type="float" office:value="8175113"/>
          <table:table-cell table:style-name="ce1" office:value-type="float" office:value="8272724"/>
          <table:table-cell table:style-name="ce1" office:value-type="float" office:value="8366628"/>
          <table:table-cell table:style-name="ce1" office:value-type="float" office:value="8513497"/>
          <table:table-cell table:style-name="ce1" office:value-type="float" office:value="8602865"/>
          <table:table-cell table:style-name="ce1" office:value-type="float" office:value="8690745"/>
        </table:table-row>
        <table:table-row table:style-name="ro1">
          <table:table-cell table:style-name="ce1" office:value-type="string">
            <text:p>Amapá</text:p>
          </table:table-cell>
          <table:table-cell table:style-name="ce1" office:value-type="float" office:value="498735"/>
          <table:table-cell table:style-name="ce1" office:value-type="float" office:value="516511"/>
          <table:table-cell table:style-name="ce1" office:value-type="float" office:value="534835"/>
          <table:table-cell table:style-name="ce1" office:value-type="float" office:value="547400"/>
          <table:table-cell table:style-name="ce1" office:value-type="float" office:value="594587"/>
          <table:table-cell table:style-name="ce1" office:value-type="float" office:value="615715"/>
          <table:table-cell table:style-name="ce1" office:value-type="float" office:value="613166"/>
          <table:table-cell table:style-name="ce1" office:value-type="float" office:value="626609"/>
          <table:table-cell table:style-name="ce1" office:value-type="float" office:value="684309"/>
          <table:table-cell table:style-name="ce1" office:value-type="float" office:value="698602"/>
          <table:table-cell table:style-name="ce1" office:value-type="float" office:value="734996"/>
          <table:table-cell table:style-name="ce1" office:value-type="float" office:value="750912"/>
          <table:table-cell table:style-name="ce1" office:value-type="float" office:value="766679"/>
          <table:table-cell table:style-name="ce1" office:value-type="float" office:value="782295"/>
          <table:table-cell table:style-name="ce1" office:value-type="float" office:value="797722"/>
          <table:table-cell table:style-name="ce1" office:value-type="float" office:value="829494"/>
          <table:table-cell table:style-name="ce1" office:value-type="float" office:value="845731"/>
          <table:table-cell table:style-name="ce1" office:value-type="float" office:value="861773"/>
        </table:table-row>
        <table:table-row table:style-name="ro1">
          <table:table-cell table:style-name="ce1" office:value-type="string">
            <text:p>Tocantins</text:p>
          </table:table-cell>
          <table:table-cell table:style-name="ce1" office:value-type="float" office:value="1184895"/>
          <table:table-cell table:style-name="ce1" office:value-type="float" office:value="1207014"/>
          <table:table-cell table:style-name="ce1" office:value-type="float" office:value="1230181"/>
          <table:table-cell table:style-name="ce1" office:value-type="float" office:value="1262644"/>
          <table:table-cell table:style-name="ce1" office:value-type="float" office:value="1305728"/>
          <table:table-cell table:style-name="ce1" office:value-type="float" office:value="1332441"/>
          <table:table-cell table:style-name="ce1" office:value-type="float" office:value="1280513"/>
          <table:table-cell table:style-name="ce1" office:value-type="float" office:value="1292051"/>
          <table:table-cell table:style-name="ce1" office:value-type="float" office:value="1400892"/>
          <table:table-cell table:style-name="ce1" office:value-type="float" office:value="1417694"/>
          <table:table-cell table:style-name="ce1" office:value-type="float" office:value="1478164"/>
          <table:table-cell table:style-name="ce1" office:value-type="float" office:value="1496880"/>
          <table:table-cell table:style-name="ce1" office:value-type="float" office:value="1515126"/>
          <table:table-cell table:style-name="ce1" office:value-type="float" office:value="1532902"/>
          <table:table-cell table:style-name="ce1" office:value-type="float" office:value="1550194"/>
          <table:table-cell table:style-name="ce1" office:value-type="float" office:value="1555229"/>
          <table:table-cell table:style-name="ce1" office:value-type="float" office:value="1572866"/>
          <table:table-cell table:style-name="ce1" office:value-type="float" office:value="1590248"/>
        </table:table-row>
        <table:table-row table:style-name="ro1">
          <table:table-cell table:style-name="ce1" office:value-type="string">
            <text:p>Maranhão</text:p>
          </table:table-cell>
          <table:table-cell table:style-name="ce1" office:value-type="float" office:value="5730467"/>
          <table:table-cell table:style-name="ce1" office:value-type="float" office:value="5803224"/>
          <table:table-cell table:style-name="ce1" office:value-type="float" office:value="5873655"/>
          <table:table-cell table:style-name="ce1" office:value-type="float" office:value="6021504"/>
          <table:table-cell table:style-name="ce1" office:value-type="float" office:value="6103327"/>
          <table:table-cell table:style-name="ce1" office:value-type="float" office:value="6184538"/>
          <table:table-cell table:style-name="ce1" office:value-type="float" office:value="6305537"/>
          <table:table-cell table:style-name="ce1" office:value-type="float" office:value="6367138"/>
          <table:table-cell table:style-name="ce1" office:value-type="float" office:value="6645761"/>
          <table:table-cell table:style-name="ce1" office:value-type="float" office:value="6714314"/>
          <table:table-cell table:style-name="ce1" office:value-type="float" office:value="6794301"/>
          <table:table-cell table:style-name="ce1" office:value-type="float" office:value="6850884"/>
          <table:table-cell table:style-name="ce1" office:value-type="float" office:value="6904241"/>
          <table:table-cell table:style-name="ce1" office:value-type="float" office:value="6954036"/>
          <table:table-cell table:style-name="ce1" office:value-type="float" office:value="7000229"/>
          <table:table-cell table:style-name="ce1" office:value-type="float" office:value="7035055"/>
          <table:table-cell table:style-name="ce1" office:value-type="float" office:value="7075181"/>
          <table:table-cell table:style-name="ce1" office:value-type="float" office:value="7114598"/>
        </table:table-row>
        <table:table-row table:style-name="ro1">
          <table:table-cell table:style-name="ce1" office:value-type="string">
            <text:p>Piauí</text:p>
          </table:table-cell>
          <table:table-cell table:style-name="ce1" office:value-type="float" office:value="2873010"/>
          <table:table-cell table:style-name="ce1" office:value-type="float" office:value="2898223"/>
          <table:table-cell table:style-name="ce1" office:value-type="float" office:value="2923725"/>
          <table:table-cell table:style-name="ce1" office:value-type="float" office:value="2974698"/>
          <table:table-cell table:style-name="ce1" office:value-type="float" office:value="3006885"/>
          <table:table-cell table:style-name="ce1" office:value-type="float" office:value="3036290"/>
          <table:table-cell table:style-name="ce1" office:value-type="float" office:value="3111881"/>
          <table:table-cell table:style-name="ce1" office:value-type="float" office:value="3145325"/>
          <table:table-cell table:style-name="ce1" office:value-type="float" office:value="3140328"/>
          <table:table-cell table:style-name="ce1" office:value-type="float" office:value="3160748"/>
          <table:table-cell table:style-name="ce1" office:value-type="float" office:value="3184166"/>
          <table:table-cell table:style-name="ce1" office:value-type="float" office:value="3194718"/>
          <table:table-cell table:style-name="ce1" office:value-type="float" office:value="3204028"/>
          <table:table-cell table:style-name="ce1" office:value-type="float" office:value="3212180"/>
          <table:table-cell table:style-name="ce1" office:value-type="float" office:value="3219257"/>
          <table:table-cell table:style-name="ce1" office:value-type="float" office:value="3264531"/>
          <table:table-cell table:style-name="ce1" office:value-type="float" office:value="3273227"/>
          <table:table-cell table:style-name="ce1" office:value-type="float" office:value="3281480"/>
        </table:table-row>
        <table:table-row table:style-name="ro1">
          <table:table-cell table:style-name="ce1" office:value-type="string">
            <text:p>Ceará</text:p>
          </table:table-cell>
          <table:table-cell table:style-name="ce1" office:value-type="float" office:value="7547620"/>
          <table:table-cell table:style-name="ce1" office:value-type="float" office:value="7654535"/>
          <table:table-cell table:style-name="ce1" office:value-type="float" office:value="7758441"/>
          <table:table-cell table:style-name="ce1" office:value-type="float" office:value="7976563"/>
          <table:table-cell table:style-name="ce1" office:value-type="float" office:value="8097276"/>
          <table:table-cell table:style-name="ce1" office:value-type="float" office:value="8217085"/>
          <table:table-cell table:style-name="ce1" office:value-type="float" office:value="8450528"/>
          <table:table-cell table:style-name="ce1" office:value-type="float" office:value="8547809"/>
          <table:table-cell table:style-name="ce1" office:value-type="float" office:value="8530155"/>
          <table:table-cell table:style-name="ce1" office:value-type="float" office:value="8606005"/>
          <table:table-cell table:style-name="ce1" office:value-type="float" office:value="8778576"/>
          <table:table-cell table:style-name="ce1" office:value-type="float" office:value="8842791"/>
          <table:table-cell table:style-name="ce1" office:value-type="float" office:value="8904459"/>
          <table:table-cell table:style-name="ce1" office:value-type="float" office:value="8963663"/>
          <table:table-cell table:style-name="ce1" office:value-type="float" office:value="9020460"/>
          <table:table-cell table:style-name="ce1" office:value-type="float" office:value="9075649"/>
          <table:table-cell table:style-name="ce1" office:value-type="float" office:value="9132078"/>
          <table:table-cell table:style-name="ce1" office:value-type="float" office:value="9187103"/>
        </table:table-row>
        <table:table-row table:style-name="ro1">
          <table:table-cell table:style-name="ce1" office:value-type="string">
            <text:p>Rio Grande do Norte</text:p>
          </table:table-cell>
          <table:table-cell table:style-name="ce1" office:value-type="float" office:value="2815244"/>
          <table:table-cell table:style-name="ce1" office:value-type="float" office:value="2852784"/>
          <table:table-cell table:style-name="ce1" office:value-type="float" office:value="2888058"/>
          <table:table-cell table:style-name="ce1" office:value-type="float" office:value="2962107"/>
          <table:table-cell table:style-name="ce1" office:value-type="float" office:value="3003087"/>
          <table:table-cell table:style-name="ce1" office:value-type="float" office:value="3043760"/>
          <table:table-cell table:style-name="ce1" office:value-type="float" office:value="3106436"/>
          <table:table-cell table:style-name="ce1" office:value-type="float" office:value="3137541"/>
          <table:table-cell table:style-name="ce1" office:value-type="float" office:value="3198657"/>
          <table:table-cell table:style-name="ce1" office:value-type="float" office:value="3228198"/>
          <table:table-cell table:style-name="ce1" office:value-type="float" office:value="3373959"/>
          <table:table-cell table:style-name="ce1" office:value-type="float" office:value="3408510"/>
          <table:table-cell table:style-name="ce1" office:value-type="float" office:value="3442175"/>
          <table:table-cell table:style-name="ce1" office:value-type="float" office:value="3474998"/>
          <table:table-cell table:style-name="ce1" office:value-type="float" office:value="3507003"/>
          <table:table-cell table:style-name="ce1" office:value-type="float" office:value="3479010"/>
          <table:table-cell table:style-name="ce1" office:value-type="float" office:value="3506853"/>
          <table:table-cell table:style-name="ce1" office:value-type="float" office:value="3534165"/>
        </table:table-row>
        <table:table-row table:style-name="ro1">
          <table:table-cell table:style-name="ce1" office:value-type="string">
            <text:p>Paraíba</text:p>
          </table:table-cell>
          <table:table-cell table:style-name="ce1" office:value-type="float" office:value="3468594"/>
          <table:table-cell table:style-name="ce1" office:value-type="float" office:value="3494893"/>
          <table:table-cell table:style-name="ce1" office:value-type="float" office:value="3518595"/>
          <table:table-cell table:style-name="ce1" office:value-type="float" office:value="3568350"/>
          <table:table-cell table:style-name="ce1" office:value-type="float" office:value="3595886"/>
          <table:table-cell table:style-name="ce1" office:value-type="float" office:value="3623215"/>
          <table:table-cell table:style-name="ce1" office:value-type="float" office:value="3742604"/>
          <table:table-cell table:style-name="ce1" office:value-type="float" office:value="3769977"/>
          <table:table-cell table:style-name="ce1" office:value-type="float" office:value="3791315"/>
          <table:table-cell table:style-name="ce1" office:value-type="float" office:value="3815171"/>
          <table:table-cell table:style-name="ce1" office:value-type="float" office:value="3914421"/>
          <table:table-cell table:style-name="ce1" office:value-type="float" office:value="3943885"/>
          <table:table-cell table:style-name="ce1" office:value-type="float" office:value="3972202"/>
          <table:table-cell table:style-name="ce1" office:value-type="float" office:value="3999415"/>
          <table:table-cell table:style-name="ce1" office:value-type="float" office:value="4025558"/>
          <table:table-cell table:style-name="ce1" office:value-type="float" office:value="3996496"/>
          <table:table-cell table:style-name="ce1" office:value-type="float" office:value="4018127"/>
          <table:table-cell table:style-name="ce1" office:value-type="float" office:value="4039277"/>
        </table:table-row>
        <table:table-row table:style-name="ro1">
          <table:table-cell table:style-name="ce1" office:value-type="string">
            <text:p>Pernambuco</text:p>
          </table:table-cell>
          <table:table-cell table:style-name="ce1" office:value-type="float" office:value="8008207"/>
          <table:table-cell table:style-name="ce1" office:value-type="float" office:value="8084667"/>
          <table:table-cell table:style-name="ce1" office:value-type="float" office:value="8161862"/>
          <table:table-cell table:style-name="ce1" office:value-type="float" office:value="8323911"/>
          <table:table-cell table:style-name="ce1" office:value-type="float" office:value="8413593"/>
          <table:table-cell table:style-name="ce1" office:value-type="float" office:value="8502603"/>
          <table:table-cell table:style-name="ce1" office:value-type="float" office:value="8734196"/>
          <table:table-cell table:style-name="ce1" office:value-type="float" office:value="8810256"/>
          <table:table-cell table:style-name="ce1" office:value-type="float" office:value="8864906"/>
          <table:table-cell table:style-name="ce1" office:value-type="float" office:value="8931028"/>
          <table:table-cell table:style-name="ce1" office:value-type="float" office:value="9208550"/>
          <table:table-cell table:style-name="ce1" office:value-type="float" office:value="9277727"/>
          <table:table-cell table:style-name="ce1" office:value-type="float" office:value="9345173"/>
          <table:table-cell table:style-name="ce1" office:value-type="float" office:value="9410336"/>
          <table:table-cell table:style-name="ce1" office:value-type="float" office:value="9473266"/>
          <table:table-cell table:style-name="ce1" office:value-type="float" office:value="9496294"/>
          <table:table-cell table:style-name="ce1" office:value-type="float" office:value="9557071"/>
          <table:table-cell table:style-name="ce1" office:value-type="float" office:value="9616621"/>
        </table:table-row>
        <table:table-row table:style-name="ro1">
          <table:table-cell table:style-name="ce1" office:value-type="string">
            <text:p>Alagoas</text:p>
          </table:table-cell>
          <table:table-cell table:style-name="ce1" office:value-type="float" office:value="2856629"/>
          <table:table-cell table:style-name="ce1" office:value-type="float" office:value="2887535"/>
          <table:table-cell table:style-name="ce1" office:value-type="float" office:value="2917664"/>
          <table:table-cell table:style-name="ce1" office:value-type="float" office:value="2980910"/>
          <table:table-cell table:style-name="ce1" office:value-type="float" office:value="3015912"/>
          <table:table-cell table:style-name="ce1" office:value-type="float" office:value="3050652"/>
          <table:table-cell table:style-name="ce1" office:value-type="float" office:value="3127560"/>
          <table:table-cell table:style-name="ce1" office:value-type="float" office:value="3156108"/>
          <table:table-cell table:style-name="ce1" office:value-type="float" office:value="3143384"/>
          <table:table-cell table:style-name="ce1" office:value-type="float" office:value="3165472"/>
          <table:table-cell table:style-name="ce1" office:value-type="float" office:value="3300935"/>
          <table:table-cell table:style-name="ce1" office:value-type="float" office:value="3321730"/>
          <table:table-cell table:style-name="ce1" office:value-type="float" office:value="3340932"/>
          <table:table-cell table:style-name="ce1" office:value-type="float" office:value="3358963"/>
          <table:table-cell table:style-name="ce1" office:value-type="float" office:value="3375823"/>
          <table:table-cell table:style-name="ce1" office:value-type="float" office:value="3322820"/>
          <table:table-cell table:style-name="ce1" office:value-type="float" office:value="3337357"/>
          <table:table-cell table:style-name="ce1" office:value-type="float" office:value="3351543"/>
        </table:table-row>
        <table:table-row table:style-name="ro1">
          <table:table-cell table:style-name="ce1" office:value-type="string">
            <text:p>Sergipe</text:p>
          </table:table-cell>
          <table:table-cell table:style-name="ce1" office:value-type="float" office:value="1817301"/>
          <table:table-cell table:style-name="ce1" office:value-type="float" office:value="1846039"/>
          <table:table-cell table:style-name="ce1" office:value-type="float" office:value="1874613"/>
          <table:table-cell table:style-name="ce1" office:value-type="float" office:value="1934596"/>
          <table:table-cell table:style-name="ce1" office:value-type="float" office:value="1967791"/>
          <table:table-cell table:style-name="ce1" office:value-type="float" office:value="2000738"/>
          <table:table-cell table:style-name="ce1" office:value-type="float" office:value="1999374"/>
          <table:table-cell table:style-name="ce1" office:value-type="float" office:value="2019679"/>
          <table:table-cell table:style-name="ce1" office:value-type="float" office:value="2089819"/>
          <table:table-cell table:style-name="ce1" office:value-type="float" office:value="2110867"/>
          <table:table-cell table:style-name="ce1" office:value-type="float" office:value="2195662"/>
          <table:table-cell table:style-name="ce1" office:value-type="float" office:value="2219574"/>
          <table:table-cell table:style-name="ce1" office:value-type="float" office:value="2242937"/>
          <table:table-cell table:style-name="ce1" office:value-type="float" office:value="2265779"/>
          <table:table-cell table:style-name="ce1" office:value-type="float" office:value="2288116"/>
          <table:table-cell table:style-name="ce1" office:value-type="float" office:value="2278308"/>
          <table:table-cell table:style-name="ce1" office:value-type="float" office:value="2298696"/>
          <table:table-cell table:style-name="ce1" office:value-type="float" office:value="2318822"/>
        </table:table-row>
        <table:table-row table:style-name="ro1">
          <table:table-cell table:style-name="ce1" office:value-type="string">
            <text:p>Bahia</text:p>
          </table:table-cell>
          <table:table-cell table:style-name="ce1" office:value-type="float" office:value="13214114"/>
          <table:table-cell table:style-name="ce1" office:value-type="float" office:value="13323212"/>
          <table:table-cell table:style-name="ce1" office:value-type="float" office:value="13435612"/>
          <table:table-cell table:style-name="ce1" office:value-type="float" office:value="13682074"/>
          <table:table-cell table:style-name="ce1" office:value-type="float" office:value="13815334"/>
          <table:table-cell table:style-name="ce1" office:value-type="float" office:value="13950146"/>
          <table:table-cell table:style-name="ce1" office:value-type="float" office:value="14502563"/>
          <table:table-cell table:style-name="ce1" office:value-type="float" office:value="14637364"/>
          <table:table-cell table:style-name="ce1" office:value-type="float" office:value="14097534"/>
          <table:table-cell table:style-name="ce1" office:value-type="float" office:value="14175341"/>
          <table:table-cell table:style-name="ce1" office:value-type="float" office:value="15044137"/>
          <table:table-cell table:style-name="ce1" office:value-type="float" office:value="15126371"/>
          <table:table-cell table:style-name="ce1" office:value-type="float" office:value="15203334"/>
          <table:table-cell table:style-name="ce1" office:value-type="float" office:value="15276566"/>
          <table:table-cell table:style-name="ce1" office:value-type="float" office:value="15344447"/>
          <table:table-cell table:style-name="ce1" office:value-type="float" office:value="14812617"/>
          <table:table-cell table:style-name="ce1" office:value-type="float" office:value="14873064"/>
          <table:table-cell table:style-name="ce1" office:value-type="float" office:value="14930634"/>
        </table:table-row>
        <table:table-row table:style-name="ro1">
          <table:table-cell table:style-name="ce1" office:value-type="string">
            <text:p>Minas Gerais</text:p>
          </table:table-cell>
          <table:table-cell table:style-name="ce1" office:value-type="float" office:value="18127096"/>
          <table:table-cell table:style-name="ce1" office:value-type="float" office:value="18343517"/>
          <table:table-cell table:style-name="ce1" office:value-type="float" office:value="18553312"/>
          <table:table-cell table:style-name="ce1" office:value-type="float" office:value="18993720"/>
          <table:table-cell table:style-name="ce1" office:value-type="float" office:value="19237450"/>
          <table:table-cell table:style-name="ce1" office:value-type="float" office:value="19479356"/>
          <table:table-cell table:style-name="ce1" office:value-type="float" office:value="19850060"/>
          <table:table-cell table:style-name="ce1" office:value-type="float" office:value="20033665"/>
          <table:table-cell table:style-name="ce1" office:value-type="float" office:value="19728701"/>
          <table:table-cell table:style-name="ce1" office:value-type="float" office:value="19855332"/>
          <table:table-cell table:style-name="ce1" office:value-type="float" office:value="20593356"/>
          <table:table-cell table:style-name="ce1" office:value-type="float" office:value="20734097"/>
          <table:table-cell table:style-name="ce1" office:value-type="float" office:value="20869101"/>
          <table:table-cell table:style-name="ce1" office:value-type="float" office:value="20997560"/>
          <table:table-cell table:style-name="ce1" office:value-type="float" office:value="21119536"/>
          <table:table-cell table:style-name="ce1" office:value-type="float" office:value="21040662"/>
          <table:table-cell table:style-name="ce1" office:value-type="float" office:value="21168791"/>
          <table:table-cell table:style-name="ce1" office:value-type="float" office:value="21292666"/>
        </table:table-row>
        <table:table-row table:style-name="ro1">
          <table:table-cell table:style-name="ce1" office:value-type="string">
            <text:p>Espírito Santo</text:p>
          </table:table-cell>
          <table:table-cell table:style-name="ce1" office:value-type="float" office:value="3155016"/>
          <table:table-cell table:style-name="ce1" office:value-type="float" office:value="3201722"/>
          <table:table-cell table:style-name="ce1" office:value-type="float" office:value="3250219"/>
          <table:table-cell table:style-name="ce1" office:value-type="float" office:value="3352024"/>
          <table:table-cell table:style-name="ce1" office:value-type="float" office:value="3408365"/>
          <table:table-cell table:style-name="ce1" office:value-type="float" office:value="3464285"/>
          <table:table-cell table:style-name="ce1" office:value-type="float" office:value="3453646"/>
          <table:table-cell table:style-name="ce1" office:value-type="float" office:value="3487199"/>
          <table:table-cell table:style-name="ce1" office:value-type="float" office:value="3547055"/>
          <table:table-cell table:style-name="ce1" office:value-type="float" office:value="3578067"/>
          <table:table-cell table:style-name="ce1" office:value-type="float" office:value="3839366"/>
          <table:table-cell table:style-name="ce1" office:value-type="float" office:value="3885049"/>
          <table:table-cell table:style-name="ce1" office:value-type="float" office:value="3929911"/>
          <table:table-cell table:style-name="ce1" office:value-type="float" office:value="3973697"/>
          <table:table-cell table:style-name="ce1" office:value-type="float" office:value="4016356"/>
          <table:table-cell table:style-name="ce1" office:value-type="float" office:value="3972388"/>
          <table:table-cell table:style-name="ce1" office:value-type="float" office:value="4018650"/>
          <table:table-cell table:style-name="ce1" office:value-type="float" office:value="4064052"/>
        </table:table-row>
        <table:table-row table:style-name="ro1">
          <table:table-cell table:style-name="ce1" office:value-type="string">
            <text:p>Rio de Janeiro</text:p>
          </table:table-cell>
          <table:table-cell table:style-name="ce1" office:value-type="float" office:value="14558545"/>
          <table:table-cell table:style-name="ce1" office:value-type="float" office:value="14724475"/>
          <table:table-cell table:style-name="ce1" office:value-type="float" office:value="14879118"/>
          <table:table-cell table:style-name="ce1" office:value-type="float" office:value="15203750"/>
          <table:table-cell table:style-name="ce1" office:value-type="float" office:value="15383407"/>
          <table:table-cell table:style-name="ce1" office:value-type="float" office:value="15561720"/>
          <table:table-cell table:style-name="ce1" office:value-type="float" office:value="15872362"/>
          <table:table-cell table:style-name="ce1" office:value-type="float" office:value="16010429"/>
          <table:table-cell table:style-name="ce1" office:value-type="float" office:value="16112678"/>
          <table:table-cell table:style-name="ce1" office:value-type="float" office:value="16231365"/>
          <table:table-cell table:style-name="ce1" office:value-type="float" office:value="16369179"/>
          <table:table-cell table:style-name="ce1" office:value-type="float" office:value="16461173"/>
          <table:table-cell table:style-name="ce1" office:value-type="float" office:value="16550024"/>
          <table:table-cell table:style-name="ce1" office:value-type="float" office:value="16635996"/>
          <table:table-cell table:style-name="ce1" office:value-type="float" office:value="16718956"/>
          <table:table-cell table:style-name="ce1" office:value-type="float" office:value="17159960"/>
          <table:table-cell table:style-name="ce1" office:value-type="float" office:value="17264943"/>
          <table:table-cell table:style-name="ce1" office:value-type="float" office:value="17366189"/>
        </table:table-row>
        <table:table-row table:style-name="ro1">
          <table:table-cell table:style-name="ce1" office:value-type="string">
            <text:p>São Paulo</text:p>
          </table:table-cell>
          <table:table-cell table:style-name="ce1" office:value-type="float" office:value="37630106"/>
          <table:table-cell table:style-name="ce1" office:value-type="float" office:value="38177742"/>
          <table:table-cell table:style-name="ce1" office:value-type="float" office:value="38709320"/>
          <table:table-cell table:style-name="ce1" office:value-type="float" office:value="39825226"/>
          <table:table-cell table:style-name="ce1" office:value-type="float" office:value="40442795"/>
          <table:table-cell table:style-name="ce1" office:value-type="float" office:value="41055734"/>
          <table:table-cell table:style-name="ce1" office:value-type="float" office:value="41011638"/>
          <table:table-cell table:style-name="ce1" office:value-type="float" office:value="41384039"/>
          <table:table-cell table:style-name="ce1" office:value-type="float" office:value="41587182"/>
          <table:table-cell table:style-name="ce1" office:value-type="float" office:value="41901219"/>
          <table:table-cell table:style-name="ce1" office:value-type="float" office:value="43663669"/>
          <table:table-cell table:style-name="ce1" office:value-type="float" office:value="44035304"/>
          <table:table-cell table:style-name="ce1" office:value-type="float" office:value="44396484"/>
          <table:table-cell table:style-name="ce1" office:value-type="float" office:value="44749699"/>
          <table:table-cell table:style-name="ce1" office:value-type="float" office:value="45094866"/>
          <table:table-cell table:style-name="ce1" office:value-type="float" office:value="45538936"/>
          <table:table-cell table:style-name="ce1" office:value-type="float" office:value="45919049"/>
          <table:table-cell table:style-name="ce1" office:value-type="float" office:value="46289333"/>
        </table:table-row>
        <table:table-row table:style-name="ro1">
          <table:table-cell table:style-name="ce1" office:value-type="string">
            <text:p>Paraná</text:p>
          </table:table-cell>
          <table:table-cell table:style-name="ce1" office:value-type="float" office:value="9694709"/>
          <table:table-cell table:style-name="ce1" office:value-type="float" office:value="9798006"/>
          <table:table-cell table:style-name="ce1" office:value-type="float" office:value="9906866"/>
          <table:table-cell table:style-name="ce1" office:value-type="float" office:value="10135388"/>
          <table:table-cell table:style-name="ce1" office:value-type="float" office:value="10261856"/>
          <table:table-cell table:style-name="ce1" office:value-type="float" office:value="10387378"/>
          <table:table-cell table:style-name="ce1" office:value-type="float" office:value="10590171"/>
          <table:table-cell table:style-name="ce1" office:value-type="float" office:value="10686247"/>
          <table:table-cell table:style-name="ce1" office:value-type="float" office:value="10512349"/>
          <table:table-cell table:style-name="ce1" office:value-type="float" office:value="10577755"/>
          <table:table-cell table:style-name="ce1" office:value-type="float" office:value="10997465"/>
          <table:table-cell table:style-name="ce1" office:value-type="float" office:value="11081692"/>
          <table:table-cell table:style-name="ce1" office:value-type="float" office:value="11163018"/>
          <table:table-cell table:style-name="ce1" office:value-type="float" office:value="11242720"/>
          <table:table-cell table:style-name="ce1" office:value-type="float" office:value="11320892"/>
          <table:table-cell table:style-name="ce1" office:value-type="float" office:value="11348937"/>
          <table:table-cell table:style-name="ce1" office:value-type="float" office:value="11433957"/>
          <table:table-cell table:style-name="ce1" office:value-type="float" office:value="11516840"/>
        </table:table-row>
        <table:table-row table:style-name="ro1">
          <table:table-cell table:style-name="ce1" office:value-type="string">
            <text:p>Santa Catarina</text:p>
          </table:table-cell>
          <table:table-cell table:style-name="ce1" office:value-type="float" office:value="5448736"/>
          <table:table-cell table:style-name="ce1" office:value-type="float" office:value="5527707"/>
          <table:table-cell table:style-name="ce1" office:value-type="float" office:value="5607233"/>
          <table:table-cell table:style-name="ce1" office:value-type="float" office:value="5774178"/>
          <table:table-cell table:style-name="ce1" office:value-type="float" office:value="5866568"/>
          <table:table-cell table:style-name="ce1" office:value-type="float" office:value="5958266"/>
          <table:table-cell table:style-name="ce1" office:value-type="float" office:value="6052587"/>
          <table:table-cell table:style-name="ce1" office:value-type="float" office:value="6118743"/>
          <table:table-cell table:style-name="ce1" office:value-type="float" office:value="6317054"/>
          <table:table-cell table:style-name="ce1" office:value-type="float" office:value="6362734"/>
          <table:table-cell table:style-name="ce1" office:value-type="float" office:value="6634254"/>
          <table:table-cell table:style-name="ce1" office:value-type="float" office:value="6727148"/>
          <table:table-cell table:style-name="ce1" office:value-type="float" office:value="6819190"/>
          <table:table-cell table:style-name="ce1" office:value-type="float" office:value="6910553"/>
          <table:table-cell table:style-name="ce1" office:value-type="float" office:value="7001161"/>
          <table:table-cell table:style-name="ce1" office:value-type="float" office:value="7075494"/>
          <table:table-cell table:style-name="ce1" office:value-type="float" office:value="7164788"/>
          <table:table-cell table:style-name="ce1" office:value-type="float" office:value="7252502"/>
        </table:table-row>
        <table:table-row table:style-name="ro1">
          <table:table-cell table:style-name="ce1" office:value-type="string">
            <text:p>Rio Grande do Sul</text:p>
          </table:table-cell>
          <table:table-cell table:style-name="ce1" office:value-type="float" office:value="10309819"/>
          <table:table-cell table:style-name="ce1" office:value-type="float" office:value="10408540"/>
          <table:table-cell table:style-name="ce1" office:value-type="float" office:value="10510992"/>
          <table:table-cell table:style-name="ce1" office:value-type="float" office:value="10726063"/>
          <table:table-cell table:style-name="ce1" office:value-type="float" office:value="10845087"/>
          <table:table-cell table:style-name="ce1" office:value-type="float" office:value="10963219"/>
          <table:table-cell table:style-name="ce1" office:value-type="float" office:value="10855228"/>
          <table:table-cell table:style-name="ce1" office:value-type="float" office:value="10914128"/>
          <table:table-cell table:style-name="ce1" office:value-type="float" office:value="10733030"/>
          <table:table-cell table:style-name="ce1" office:value-type="float" office:value="10768025"/>
          <table:table-cell table:style-name="ce1" office:value-type="float" office:value="11164043"/>
          <table:table-cell table:style-name="ce1" office:value-type="float" office:value="11207274"/>
          <table:table-cell table:style-name="ce1" office:value-type="float" office:value="11247972"/>
          <table:table-cell table:style-name="ce1" office:value-type="float" office:value="11286500"/>
          <table:table-cell table:style-name="ce1" office:value-type="float" office:value="11322895"/>
          <table:table-cell table:style-name="ce1" office:value-type="float" office:value="11329605"/>
          <table:table-cell table:style-name="ce1" office:value-type="float" office:value="11377239"/>
          <table:table-cell table:style-name="ce1" office:value-type="float" office:value="11422973"/>
        </table:table-row>
        <table:table-row table:style-name="ro1">
          <table:table-cell table:style-name="ce1" office:value-type="string">
            <text:p>Mato Grosso do Sul</text:p>
          </table:table-cell>
          <table:table-cell table:style-name="ce1" office:value-type="float" office:value="2111036"/>
          <table:table-cell table:style-name="ce1" office:value-type="float" office:value="2140624"/>
          <table:table-cell table:style-name="ce1" office:value-type="float" office:value="2169688"/>
          <table:table-cell table:style-name="ce1" office:value-type="float" office:value="2227794"/>
          <table:table-cell table:style-name="ce1" office:value-type="float" office:value="2264468"/>
          <table:table-cell table:style-name="ce1" office:value-type="float" office:value="2297981"/>
          <table:table-cell table:style-name="ce1" office:value-type="float" office:value="2336060"/>
          <table:table-cell table:style-name="ce1" office:value-type="float" office:value="2360498"/>
          <table:table-cell table:style-name="ce1" office:value-type="float" office:value="2477542"/>
          <table:table-cell table:style-name="ce1" office:value-type="float" office:value="2500365"/>
          <table:table-cell table:style-name="ce1" office:value-type="float" office:value="2587269"/>
          <table:table-cell table:style-name="ce1" office:value-type="float" office:value="2619657"/>
          <table:table-cell table:style-name="ce1" office:value-type="float" office:value="2651235"/>
          <table:table-cell table:style-name="ce1" office:value-type="float" office:value="2682386"/>
          <table:table-cell table:style-name="ce1" office:value-type="float" office:value="2713147"/>
          <table:table-cell table:style-name="ce1" office:value-type="float" office:value="2748023"/>
          <table:table-cell table:style-name="ce1" office:value-type="float" office:value="2778986"/>
          <table:table-cell table:style-name="ce1" office:value-type="float" office:value="2809394"/>
        </table:table-row>
        <table:table-row table:style-name="ro1">
          <table:table-cell table:style-name="ce1" office:value-type="string">
            <text:p>Mato Grosso</text:p>
          </table:table-cell>
          <table:table-cell table:style-name="ce1" office:value-type="float" office:value="2560584"/>
          <table:table-cell table:style-name="ce1" office:value-type="float" office:value="2604742"/>
          <table:table-cell table:style-name="ce1" office:value-type="float" office:value="2651335"/>
          <table:table-cell table:style-name="ce1" office:value-type="float" office:value="2742646"/>
          <table:table-cell table:style-name="ce1" office:value-type="float" office:value="2803274"/>
          <table:table-cell table:style-name="ce1" office:value-type="float" office:value="2856999"/>
          <table:table-cell table:style-name="ce1" office:value-type="float" office:value="2957735"/>
          <table:table-cell table:style-name="ce1" office:value-type="float" office:value="3001692"/>
          <table:table-cell table:style-name="ce1" office:value-type="float" office:value="3075936"/>
          <table:table-cell table:style-name="ce1" office:value-type="float" office:value="3115336"/>
          <table:table-cell table:style-name="ce1" office:value-type="float" office:value="3182113"/>
          <table:table-cell table:style-name="ce1" office:value-type="float" office:value="3224357"/>
          <table:table-cell table:style-name="ce1" office:value-type="float" office:value="3265486"/>
          <table:table-cell table:style-name="ce1" office:value-type="float" office:value="3305531"/>
          <table:table-cell table:style-name="ce1" office:value-type="float" office:value="3344544"/>
          <table:table-cell table:style-name="ce1" office:value-type="float" office:value="3441998"/>
          <table:table-cell table:style-name="ce1" office:value-type="float" office:value="3484466"/>
          <table:table-cell table:style-name="ce1" office:value-type="float" office:value="3526220"/>
        </table:table-row>
        <table:table-row table:style-name="ro1">
          <table:table-cell table:style-name="ce1" office:value-type="string">
            <text:p>Goiás</text:p>
          </table:table-cell>
          <table:table-cell table:style-name="ce1" office:value-type="float" office:value="5116462"/>
          <table:table-cell table:style-name="ce1" office:value-type="float" office:value="5210335"/>
          <table:table-cell table:style-name="ce1" office:value-type="float" office:value="5306459"/>
          <table:table-cell table:style-name="ce1" office:value-type="float" office:value="5508245"/>
          <table:table-cell table:style-name="ce1" office:value-type="float" office:value="5619917"/>
          <table:table-cell table:style-name="ce1" office:value-type="float" office:value="5730753"/>
          <table:table-cell table:style-name="ce1" office:value-type="float" office:value="5844995"/>
          <table:table-cell table:style-name="ce1" office:value-type="float" office:value="5926300"/>
          <table:table-cell table:style-name="ce1" office:value-type="float" office:value="6080716"/>
          <table:table-cell table:style-name="ce1" office:value-type="float" office:value="6154996"/>
          <table:table-cell table:style-name="ce1" office:value-type="float" office:value="6434048"/>
          <table:table-cell table:style-name="ce1" office:value-type="float" office:value="6523222"/>
          <table:table-cell table:style-name="ce1" office:value-type="float" office:value="6610681"/>
          <table:table-cell table:style-name="ce1" office:value-type="float" office:value="6695855"/>
          <table:table-cell table:style-name="ce1" office:value-type="float" office:value="6778772"/>
          <table:table-cell table:style-name="ce1" office:value-type="float" office:value="6921161"/>
          <table:table-cell table:style-name="ce1" office:value-type="float" office:value="7018354"/>
          <table:table-cell table:style-name="ce1" office:value-type="float" office:value="7113540"/>
        </table:table-row>
        <table:table-row table:style-name="ro1">
          <table:table-cell table:style-name="ce1" office:value-type="string">
            <text:p>Distrito Federal</text:p>
          </table:table-cell>
          <table:table-cell table:style-name="ce1" office:value-type="float" office:value="2097447"/>
          <table:table-cell table:style-name="ce1" office:value-type="float" office:value="2145839"/>
          <table:table-cell table:style-name="ce1" office:value-type="float" office:value="2189789"/>
          <table:table-cell table:style-name="ce1" office:value-type="float" office:value="2282049"/>
          <table:table-cell table:style-name="ce1" office:value-type="float" office:value="2333108"/>
          <table:table-cell table:style-name="ce1" office:value-type="float" office:value="2383784"/>
          <table:table-cell table:style-name="ce1" office:value-type="float" office:value="2557159"/>
          <table:table-cell table:style-name="ce1" office:value-type="float" office:value="2606885"/>
          <table:table-cell table:style-name="ce1" office:value-type="float" office:value="2609998"/>
          <table:table-cell table:style-name="ce1" office:value-type="float" office:value="2648532"/>
          <table:table-cell table:style-name="ce1" office:value-type="float" office:value="2789761"/>
          <table:table-cell table:style-name="ce1" office:value-type="float" office:value="2852372"/>
          <table:table-cell table:style-name="ce1" office:value-type="float" office:value="2914830"/>
          <table:table-cell table:style-name="ce1" office:value-type="float" office:value="2977216"/>
          <table:table-cell table:style-name="ce1" office:value-type="float" office:value="3039444"/>
          <table:table-cell table:style-name="ce1" office:value-type="float" office:value="2974703"/>
          <table:table-cell table:style-name="ce1" office:value-type="float" office:value="3015268"/>
          <table:table-cell table:style-name="ce1" office:value-type="float" office:value="3055149"/>
        </table:table-row>
        <table:table-row table:style-name="ro1">
          <table:table-cell table:style-name="ce1" office:value-type="string">
            <text:p>Fonte: IBGE - Estimativas de População</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cell table:style-name="ce1" office:value-type="string">
            <text:p/>
          </table:table-cell>
        </table:table-row>
      </table:table>
      <table:table table:style-name="ta1" table:name="Notas">
        <table:table-row table:style-name="ro1">
          <table:table-cell table:style-name="ce1" office:value-type="string">
            <text:p>Notas</text:p>
          </table:table-cell>
        </table:table-row>
        <table:table-row table:style-name="ro1">
          <table:table-cell table:style-name="ce1" office:value-type="string">
            <text:p>Em 2003:O contingente populacional estimado para o Município de Caraíbas, no Estado da Bahia foi reduzido em 5.006 habitantes, devido ao processo de sindicância recentemente encerrado que apurou sobre enumeração ocorrida quando da realização do Censo Demográfico 2000.Em 2004:</text:p>
          </table:table-cell>
        </table:table-row>
        <table:table-row table:style-name="ro1">
          <table:table-cell table:style-name="ce1" office:value-type="string">
            <text:p>1 - O contingente populacional estimado para o Município de Caraíbas, no Estado da Bahia foi reduzido em 5.006 habitantes, devido ao processo de sindicância recentemente encerrado que apurou sobre enumeração ocorrida quando da realização do Censo Demográfico 2000.</text:p>
          </table:table-cell>
        </table:table-row>
        <table:table-row table:style-name="ro1">
          <table:table-cell table:style-name="ce1" office:value-type="string">
            <text:p>2 - Inclusive 4 municípios com instalação prevista para 1º de janeiro de 2005: Aroeiras do Itaim (PI), Figueirão (MS), Ipiranga do Norte (MT) e Itanhangá (MT).Em 2008:Inclusive o Município de Nazária - PI, com previsão de instalação em 1º de janeiro de 2009.Em 2009:Por determinação judicial e para efeito de distribuição do Fundo de Participação dos Municípios, a população do Município de Uruará-PA é de 59.881 habitantes. Processo Judicial nº 2008.39.03.000085-6.Em 2011:</text:p>
          </table:table-cell>
        </table:table-row>
        <table:table-row table:style-name="ro1">
          <table:table-cell table:style-name="ce1" office:value-type="string">
            <text:p>1 - A população do Brasil difere em 2.791 pessoas (192.379.287 pessoas) em relação àquela divulgada no D.O.U em 31/08/2011 (192.376.496 pessoas) em decorrência do critério de arredondamento para números inteiros, a ser adotado a partir deste ano.</text:p>
          </table:table-cell>
        </table:table-row>
        <table:table-row table:style-name="ro1">
          <table:table-cell table:style-name="ce1" office:value-type="string">
            <text:p>2 - O Município de Santarém-PB, código 13653, passou a ser denominado oficialmente de Joca Claudino-PB a partir de 23/11/2010, por força de Lei Municipal nº 049/2010.</text:p>
          </table:table-cell>
        </table:table-row>
        <table:table-row table:style-name="ro1">
          <table:table-cell table:style-name="ce1" office:value-type="string">
            <text:p>3 - o Município de Campo de Santana-PB, código 16409, passou a ser denominado oficialmente de Tacima-PB a partir de 30/12/2009, por força de Lei Complementar nº 016/2009.Em 2012:</text:p>
          </table:table-cell>
        </table:table-row>
        <table:table-row table:style-name="ro1">
          <table:table-cell table:style-name="ce1" office:value-type="string">
            <text:p>1 - Por determinação judicial e para efeito de distribuição do Fundo de Participação dos Municípios, a população do Município de Brasil Novo-PA é de 17.960 habitantes. Processo Judicial nº 1-28.2012.4.01.3903.</text:p>
          </table:table-cell>
        </table:table-row>
        <table:table-row table:style-name="ro1">
          <table:table-cell table:style-name="ce1" office:value-type="string">
            <text:p>2 - Por determinação judicial e para efeito de distribuição do Fundo de Participação dos Municípios, a população do Município de Jacareacanga-PA é de 41.487 habitantes. Processo Judicial nº 798-41.2011.4.01.3902, Seção Judiciária de Itaituba-PA.</text:p>
          </table:table-cell>
        </table:table-row>
        <table:table-row table:style-name="ro1">
          <table:table-cell table:style-name="ce1" office:value-type="string">
            <text:p>3 - Municípios instalados em 1º de janeiro de 2013.Em 2013:Por determinação judicial e para efeito de distribuição do Fundo de Participação dos Municípios, a população do Município de Jacareacanga-PA é de 41.487 habitantes. Processo Judicial nº 798-41.2011 4.01.3902 Seção Judiciária de Itaituba-PA.Em 2014:</text:p>
          </table:table-cell>
        </table:table-row>
        <table:table-row table:style-name="ro1">
          <table:table-cell table:style-name="ce1" office:value-type="string">
            <text:p>1 - Por determinação judicial e para efeito de distribuição do Fundo de Participação dos Municípios, a população do Município de Jacareacanga-PA é de 41.487 habitantes. Processo Judicial nº 798-41.2011.4.01.3902, Seção Judiciária de Itaituba-PA.</text:p>
          </table:table-cell>
        </table:table-row>
        <table:table-row table:style-name="ro1">
          <table:table-cell table:style-name="ce1" office:value-type="string">
            <text:p>2 - Por determinação judicial o Município de Coronel João Sá - BA teve os efeitos das estimativas das populações de 2014, 2015 e 2016 suspensas, passando a vigorar, para efeito de distribuição do Fundo de Participação dos Municípios, a população estimada para o ano de 2013, que foi de 17.422 habitantes. Processo Judicial nº 0002222-53.2017.4.01.3306 - Vara Única de Paulo Afonso-BA.Em 2015:</text:p>
          </table:table-cell>
        </table:table-row>
        <table:table-row table:style-name="ro1">
          <table:table-cell table:style-name="ce1" office:value-type="string">
            <text:p>1 - Por determinação judicial, o Município de Porto Velho-RO teve suspensos os resultados do CENSO IBGE 2015, devendo-se utilizar como válidos, até futura decisão em contrário, a população estimada para 2014, que foi de 494.013 habitantes. Processo Judicial nº 12316-40.2016.4.01.4100 - Seção Judiciária de Rondônia.</text:p>
          </table:table-cell>
        </table:table-row>
        <table:table-row table:style-name="ro1">
          <table:table-cell table:style-name="ce1" office:value-type="string">
            <text:p>2 - Por determinação judicial e para efeito de distribuição do Fundo de Participação dos Municípios, a população do Município de Jacareacanga-PA é de 41.487 habitantes. Processo Judicial nº 798-41.2011.4.01.3902, Seção Judiciária de Itaituba-PA.</text:p>
          </table:table-cell>
        </table:table-row>
        <table:table-row table:style-name="ro1">
          <table:table-cell table:style-name="ce1" office:value-type="string">
            <text:p>3 - Por determinação judicial o município de Coronel João Sá - BA teve os efeitos das estimativas das populações de 2014, 2015 e 2016 suspensas, passando a vigorar, para efeito de distribuição do Fundo de Participação dos Municípios, a população estimada para o ano de 2013, que foi de 17.422 habitantes. Processo Judicial nº 0002222-53.2017.4.01.3306 - Vara Única de Paulo Afonso-BA.</text:p>
          </table:table-cell>
        </table:table-row>
        <table:table-row table:style-name="ro1">
          <table:table-cell table:style-name="ce1" office:value-type="string">
            <text:p>4 - Por determinação judicial e para efeito no Fundo de Participação dos Municípios, a população em 2015 para os os Municípios de Euclides da Cunha (BA) e Quijingue (BA), são de 61.228 e 28.093 habitantes, respectivamente. Processo Judicial nº 0000130-39.2016.4.01.3306 - Subseção Judiciária de Paulo Afonso-BA.</text:p>
          </table:table-cell>
        </table:table-row>
        <table:table-row table:style-name="ro1">
          <table:table-cell table:style-name="ce1" office:value-type="string">
            <text:p>5 - Por determinação judicial e para efeito no Fundo de Participação dos Municípios, a população em 2015 para o Município Presidente Jânio Quadros é de 13.586 habitantes. Processo Judicial nº 63603-42.2015.4.01.3400, Seção Judiciária do Distrito Federal, 15ª Vara Federal.Em 2016:</text:p>
          </table:table-cell>
        </table:table-row>
        <table:table-row table:style-name="ro1">
          <table:table-cell table:style-name="ce1" office:value-type="string">
            <text:p>1 - Por determinação judicial, o Município de Porto Velho-RO teve suspensos os resultados do CENSO IBGE 2015, devendo-se utilizar como válidos, até futura decisão em contrário, a população estimada para 2014, que foi de 494.013 habitantes. Processo Judicial nº 12316-40.2016.4.01.4100 - Seção Judiciária de Rondônia.</text:p>
          </table:table-cell>
        </table:table-row>
        <table:table-row table:style-name="ro1">
          <table:table-cell table:style-name="ce1" office:value-type="string">
            <text:p>2 - Por determinação judicial e para efeito de distribuição do Fundo de Participação dos Municípios, a população do Município de Jacareacanga-PA é de 41.487 habitantes. Processo Judicial nº 798-41.2011.4.01.3902, Seção Judiciária de Itaituba-PA.</text:p>
          </table:table-cell>
        </table:table-row>
        <table:table-row table:style-name="ro1">
          <table:table-cell table:style-name="ce1" office:value-type="string">
            <text:p>3 - Por determinação judicial o Município de Coronel João Sá - BA teve os efeitos das estimativas das populações de 2014, 2015 e 2016 suspensas, passando a vigorar, para efeito de distribuição do Fundo de Participação dos Municípios, a população estimada para o ano de 2013, que foi de 17.422 habitantes. Processo Judicial nº 0002222-53.2017.4.01.3306 - Vara Única de Paulo Afonso-BA.</text:p>
          </table:table-cell>
        </table:table-row>
        <table:table-row table:style-name="ro1">
          <table:table-cell table:style-name="ce1" office:value-type="string">
            <text:p>4 - Por determinação judicial, os municípios de Livramento e Taperoá, do estado da Paraíba, tiveram seus limites territoriais alterados passando a vigorar, para efeitos de distribuição do Fundo de Participação dos Municípios, as populações de 7.248 e 15.316 habitantes, respectivamente. Processo Judicial nº 0000301-96.2006.4.05.8200 - Tribunal de Justiça da Paraíba.Em 2017:</text:p>
          </table:table-cell>
        </table:table-row>
        <table:table-row table:style-name="ro1">
          <table:table-cell table:style-name="ce1" office:value-type="string">
            <text:p>1 - População judicial do município de Porto Velho-RO: 494.013 habitantes. Processo Judicial nº 12316-40.2016.4.01.4100 - Seção Judiciária de Rondônia.</text:p>
          </table:table-cell>
        </table:table-row>
        <table:table-row table:style-name="ro1">
          <table:table-cell table:style-name="ce1" office:value-type="string">
            <text:p>2 - População judicial do município de Manaquiri-AM: entre 30.565 e 37.356 habitantes. Parecer de Força Executória nº 00010/2017/NUCOB-GEAC/PFAM/PGF/AGU, em trâmite na 3ª VF/AM.</text:p>
          </table:table-cell>
        </table:table-row>
        <table:table-row table:style-name="ro1">
          <table:table-cell table:style-name="ce1" office:value-type="string">
            <text:p>3 - População judicial do município de Santa Isabel do Rio Negro-AM: entre 23.773 e 30.564 habitantes. Parecer de Força Executória nº 00007/2017/NUCOB-GEAC/PFAM/PGF/AGU, em trâmite na 3ª VF/AM.</text:p>
          </table:table-cell>
        </table:table-row>
        <table:table-row table:style-name="ro1">
          <table:table-cell table:style-name="ce1" office:value-type="string">
            <text:p>4 - População judicial do município de Urucará-AM: entre 16.981 e 23.772 habitantes. Parecer de Força Executória nº 00004/2017/NUCOB-GEAC/PFAM/PGF/AGU, em trâmite na 3ª VF/AM.</text:p>
          </table:table-cell>
        </table:table-row>
        <table:table-row table:style-name="ro1">
          <table:table-cell table:style-name="ce1" office:value-type="string">
            <text:p>5 - População judicial do município de Jacareacanga-PA: 41.487 habitantes. Processo Judicial nº 798-41.2011.4.01.3902, Seção Judiciária de Itaituba-PA.</text:p>
          </table:table-cell>
        </table:table-row>
        <table:table-row table:style-name="ro1">
          <table:table-cell table:style-name="ce1" office:value-type="string">
            <text:p>6 - População judicial do município de Paço do Lumiar - MA: superior a 156.216 habitantes. Processo Judicial nº13916-98.2017.4.01.3700 - Seção Judiciária do Maranhão- MA.</text:p>
          </table:table-cell>
        </table:table-row>
        <table:table-row table:style-name="ro1">
          <table:table-cell table:style-name="ce1" office:value-type="string">
            <text:p>7 - População judicial do município Livramento-PB: 7.262 habitantes. Processo Judicial nº 0000301-96.2006.4.05.8200 - Tribunal de Justiça da Paraíba - PB.</text:p>
          </table:table-cell>
        </table:table-row>
        <table:table-row table:style-name="ro1">
          <table:table-cell table:style-name="ce1" office:value-type="string">
            <text:p>8 - População judicial do município de Taperoá-PB: 15.400 habitantes. Processo Judicial nº 0000301-96.2006.4.05.8200 - Tribunal de Justiça da Paraíba - PB.</text:p>
          </table:table-cell>
        </table:table-row>
        <table:table-row table:style-name="ro1">
          <table:table-cell table:style-name="ce1" office:value-type="string">
            <text:p>9 - População judicial do município Coronel João Sá-BA: 17.422 habitantes. Processo Judicial nº 0002222-53.2017.4.01.3306 - Vara Única de Paulo Afonso-BA.</text:p>
          </table:table-cell>
        </table:table-row>
        <table:table-row table:style-name="ro1">
          <table:table-cell table:style-name="ce1" office:value-type="string">
            <text:p>10 - População judicial do município Ibiassucê-BA: entre 10.189 e 13.584 habitantes. Processo Judicial  nº 1018608-53.2017.4.01.3400  (14ª VARA FEDERAL CÍVEL DA SJDF).</text:p>
          </table:table-cell>
        </table:table-row>
        <table:table-row table:style-name="ro1">
          <table:table-cell table:style-name="ce1" office:value-type="string">
            <text:p>11 - População judicial do município de Vera Cruz - BA: entre 44.149 a 50.940 habitantes. Processo Judicial Processo Judicial nº 8000464-59.2018.8.05.0124 (Vara dos Feitos Relativos às Relações de Consumo, Cíveis e Comerciais, Registros Públicos e Acidentes de Trabalho e Juizado Especial Adjunto da Comarca de Itaparica).</text:p>
          </table:table-cell>
        </table:table-row>
        <table:table-row table:style-name="ro1">
          <table:table-cell table:style-name="ce1" office:value-type="string">
            <text:p>12 - População judicial do município de São Gonçalo do Amarante-RN: entre 101.881 e 115.464 habitantes. Processo Judicial nº: 0813188-75.2017.4.05.8400 (4ª Vara Federal - RN).</text:p>
          </table:table-cell>
        </table:table-row>
        <table:table-row table:style-name="ro1">
          <table:table-cell table:style-name="ce1" office:value-type="string">
            <text:p>13 - População judicial do município de Terra Nova do Norte - MT: entre 10.189 e 13.584 habitantes. Processo Judicial nº1000023-86.2018.4.01.3603 (1ª Vara Federal Cível e Criminal da SSJ de Sinop-MT).De 2013 a 2017:As diferenças entre as populações das Unidades da Federação obtidas da soma das estimativas municipais e aquelas projetadas nas Projeções de População, Brasil e Unidades da Federação, Revisão 2013, devem-se à alteração de limites territoriais ocorridas entre os estados, após o Censo Demográfico 2010.Em 2018:1 - População judicial do município de Porto Velho-RO: 494.013 habitantes. Processo Judicial nº 12316-40.2016.4.01.4100 - Seção Judiciária de Rondônia.</text:p>
          </table:table-cell>
        </table:table-row>
        <table:table-row table:style-name="ro1">
          <table:table-cell table:style-name="ce1" office:value-type="string">
            <text:p>2 - População judicial do município de Manaquiri-AM: entre 30.565 e 37.356 habitantes. Parecer de Força Executória nº 00010/2017/NUCOB-GEAC/PFAM/PGF/AGU, em trâmite na 3ª VF/AM.</text:p>
          </table:table-cell>
        </table:table-row>
        <table:table-row table:style-name="ro1">
          <table:table-cell table:style-name="ce1" office:value-type="string">
            <text:p>3 - População judicial do município de Santa Isabel do Rio Negro-AM: entre 23.773 e 30.564 habitantes. Parecer de Força Executória nº 00007/2017/NUCOB-GEAC/PFAM/PGF/AGU, em trâmite na 3ª VF/AM.</text:p>
          </table:table-cell>
        </table:table-row>
        <table:table-row table:style-name="ro1">
          <table:table-cell table:style-name="ce1" office:value-type="string">
            <text:p>4 - População judicial do município de Urucará-AM: entre 16.981 e 23.772 habitantes. Parecer de Força Executória nº 00004/2017/NUCOB-GEAC/PFAM/PGF/AGU, em trâmite na 3ª VF/AM.</text:p>
          </table:table-cell>
        </table:table-row>
        <table:table-row table:style-name="ro1">
          <table:table-cell table:style-name="ce1" office:value-type="string">
            <text:p>5 - População judicial do município de Jacareacanga-PA: 41.487 habitantes. Processo Judicial nº 798-41.2011.4.01.3902, Seção Judiciária de Itaituba-PA.</text:p>
          </table:table-cell>
        </table:table-row>
        <table:table-row table:style-name="ro1">
          <table:table-cell table:style-name="ce1" office:value-type="string">
            <text:p>6 - População judicial do município de Paço do Lumiar - MA: superior a 156.216 habitantes. Processo Judicial nº13916-98.2017.4.01.3700 - Seção Judiciária do Maranhão- MA.</text:p>
          </table:table-cell>
        </table:table-row>
        <table:table-row table:style-name="ro1">
          <table:table-cell table:style-name="ce1" office:value-type="string">
            <text:p>7 - População judicial do município de São Gonçalo do Amarante-RN: entre 101.881 e 115.464 habitantes. Processo Judicial nº: 0813188-75.2017.4.05.8400 4ª Vara Federal - RN).</text:p>
          </table:table-cell>
        </table:table-row>
        <table:table-row table:style-name="ro1">
          <table:table-cell table:style-name="ce1" office:value-type="string">
            <text:p>8 - População judicial do município Livramento-PB: 7.248 habitantes. Processo Judicial nº 0000301-96.2006.4.05.8200 - Tribunal de Justiça da Paraíba - PB.</text:p>
          </table:table-cell>
        </table:table-row>
        <table:table-row table:style-name="ro1">
          <table:table-cell table:style-name="ce1" office:value-type="string">
            <text:p>9 - População judicial do município de Taperoá-PB: 15.308 habitantes. Processo Judicial nº 0000301-96.2006.4.05.8200 - Tribunal de Justiça da Paraíba - PB.</text:p>
          </table:table-cell>
        </table:table-row>
        <table:table-row table:style-name="ro1">
          <table:table-cell table:style-name="ce1" office:value-type="string">
            <text:p>10 - População judicial do município Coronel João Sá-BA: 17.422 habitantes. Processo Judicial nº 0002222-53.2017.4.01.3306 - Vara Única de Paulo Afonso-BA.</text:p>
          </table:table-cell>
        </table:table-row>
        <table:table-row table:style-name="ro1">
          <table:table-cell table:style-name="ce1" office:value-type="string">
            <text:p>11 - População judicial do município Ibiassucê-BA: entre 10.189 e 13.584 habitantes. Processo Judicial  nº 1018608-53.2017.4.01.3400  (14ª VARA FEDERAL CÍVEL DA SJDF).</text:p>
          </table:table-cell>
        </table:table-row>
        <table:table-row table:style-name="ro1">
          <table:table-cell table:style-name="ce1" office:value-type="string">
            <text:p>12 - População judicial do município de Vera Cruz - BA: entre 44.149 a 50.940 habitantes. Processo Judicial nº 8000464-59.2018.8.05.0124 (Vara dos Feitos Relativos às Relações de Consumo, Cíveis e Comerciais, Registros Públicos e Acidentes de Trabalho e Juizado Especial Adjunto da Comarca de Itaparica).</text:p>
          </table:table-cell>
        </table:table-row>
        <table:table-row table:style-name="ro1">
          <table:table-cell table:style-name="ce1" office:value-type="string">
            <text:p>13 - População judicial do município de Amargosa - BA: entre 37.357 e 44.148. Processo Judicial  nº 1022005-86.2018.4.01.3400- (5ª VF/SJDF).</text:p>
          </table:table-cell>
        </table:table-row>
        <table:table-row table:style-name="ro1">
          <table:table-cell table:style-name="ce1" office:value-type="string">
            <text:p>14 - Os municípios de Acarape-CE, Aracoiaba-CE e Barreira-CE tiveram as alterações de seus limites territoriais processadas em 30/10/2018, em virtude da suspensão em 28/06/2018, pelo Tribunal de Justiça do Ceará, da Ação de Inconstitucionalidade (Processo 0621205-04.2017.8.06000 de 21/02/2017) da Lei 16.198 de 29/12/2016.</text:p>
          </table:table-cell>
        </table:table-row>
        <table:table-row table:style-name="ro1">
          <table:table-cell table:style-name="ce1" office:value-type="string">
            <text:p>15 - População judicial do município de Heliópolis - BA: entre 13.585 e 16.980. Processo Judicial nº 1000198-98.2018.4.01.3306 (Subseção Judiciária de Paulo Afonso-BA).</text:p>
          </table:table-cell>
        </table:table-row>
        <table:table-row table:style-name="ro1">
          <table:table-cell table:style-name="ce1" office:value-type="string">
            <text:p>16 - População judicial do município de Souto Soares - BA: entre 16.981 e 23.772. Processo Judicial nº005709-76.2018.4.01.3312 (1ª Vara  de Irecê).</text:p>
          </table:table-cell>
        </table:table-row>
        <table:table-row table:style-name="ro1">
          <table:table-cell table:style-name="ce1" office:value-type="string">
            <text:p>17 - População judicial do município de Santa Tereza do Oeste - PR: 10.471 habitantes. Processo Judicial nº 5012452-12.2018.4.04.7005 (Seção Judiciária do Paraná - Plantão JFPR).</text:p>
          </table:table-cell>
        </table:table-row>
        <table:table-row table:style-name="ro1">
          <table:table-cell table:style-name="ce1" office:value-type="string">
            <text:p>18 - População judicial do município de Terra Nova do Norte - MT: entre10189 e 13584 habitantes. Processo Judicial nº 1000001-91.2019.4.01.3603 (2ª Vara federal Cível e Criminal da SSJ de Sinop-MT).</text:p>
          </table:table-cell>
        </table:table-row>
        <table:table-row table:style-name="ro1">
          <table:table-cell table:style-name="ce1" office:value-type="string">
            <text:p>19 - População judicial do município de Rodelas - BA: entre 10.189 a 13.584 habitantes. Processo Judicial nº 1002950-09.2019.4.01.3306 (Procuradoria Federal no Estado da Bahia, Núcleo Finalístico Ambiental).Em 2019:1 - População judicial do município de Porto Velho-RO: 494.013 habitantes. Processo Judicial nº 12316-40.2016.4.01.4100 - Seção Judiciária de Rondônia.</text:p>
          </table:table-cell>
        </table:table-row>
        <table:table-row table:style-name="ro1">
          <table:table-cell table:style-name="ce1" office:value-type="string">
            <text:p>2 - População judicial do município de Manaquiri-AM: entre 30.565 e 37.356 habitantes. Parecer de Força Executória nº 00010/2017/NUCOB-GEAC/PFAM/PGF/AGU, em trâmite na 3ª VF/AM.</text:p>
          </table:table-cell>
        </table:table-row>
        <table:table-row table:style-name="ro1">
          <table:table-cell table:style-name="ce1" office:value-type="string">
            <text:p>3 - População judicial do município de Santa Isabel do Rio Negro-AM: entre 23.773 e 30.564 habitantes. Parecer de Força Executória nº 00007/2017/NUCOB-GEAC/PFAM/PGF/AGU, em trâmite na 3ª VF/AM.</text:p>
          </table:table-cell>
        </table:table-row>
        <table:table-row table:style-name="ro1">
          <table:table-cell table:style-name="ce1" office:value-type="string">
            <text:p>4 - População judicial do município de Urucará-AM: entre 16.981 e 23.772 habitantes. Parecer de Força Executória nº 00004/2017/NUCOB-GEAC/PFAM/PGF/AGU, em trâmite na 3ª VF/AM.</text:p>
          </table:table-cell>
        </table:table-row>
        <table:table-row table:style-name="ro1">
          <table:table-cell table:style-name="ce1" office:value-type="string">
            <text:p>5 - População judicial do município de Jacareacanga-PA: 41.487 habitantes. Processo Judicial nº 798-41.2011.4.01.3902, Seção Judiciária de Itaituba-PA.</text:p>
          </table:table-cell>
        </table:table-row>
        <table:table-row table:style-name="ro1">
          <table:table-cell table:style-name="ce1" office:value-type="string">
            <text:p>6 - População judicial do município de Paço do Lumiar - MA: superior a 156.216 habitantes. Processo Judicial nº13916-98.2017.4.01.3700 - Seção Judiciária do Maranhão- MA.</text:p>
          </table:table-cell>
        </table:table-row>
        <table:table-row table:style-name="ro1">
          <table:table-cell table:style-name="ce1" office:value-type="string">
            <text:p>7 - População judicial do município de São Gonçalo do Amarante-RN: entre 101.881 e 115.464 habitantes. Processo Judicial nº: 0813188-75.2017.4.05.8400 (4ª Vara Federal - RN).</text:p>
          </table:table-cell>
        </table:table-row>
        <table:table-row table:style-name="ro1">
          <table:table-cell table:style-name="ce1" office:value-type="string">
            <text:p>8 - População judicial do município de Ferreiros - PE: entre 13.585 e 16.980 habitantes. Processo Judicial nº 0805921-61.2019.4.05.0000 (1ª Turma do Tribunal Regional Federal da 5ª Região).</text:p>
          </table:table-cell>
        </table:table-row>
        <table:table-row table:style-name="ro1">
          <table:table-cell table:style-name="ce1" office:value-type="string">
            <text:p>9 - População judicial do município de Amargosa - BA: entre 37.357 e 44.148. Processo Judicial nº 1022005-86.2018.4.01.3400- (5ª VF/SJDF).</text:p>
          </table:table-cell>
        </table:table-row>
        <table:table-row table:style-name="ro1">
          <table:table-cell table:style-name="ce1" office:value-type="string">
            <text:p>10 - População judicial do município Coronel João Sá-BA: 17.422 habitantes. Processo Judicial nº 0002222-53.2017.4.01.3306 - Vara Única de Paulo Afonso-BA.</text:p>
          </table:table-cell>
        </table:table-row>
        <table:table-row table:style-name="ro1">
          <table:table-cell table:style-name="ce1" office:value-type="string">
            <text:p>11 - População judicial do município Ibiassucê-BA: entre 10.189 e 13.584 habitantes. Processo Judicial nº 1018608-53.2017.4.01.3400 (14ª VARA FEDERAL CÍVEL DA SJDF).</text:p>
          </table:table-cell>
        </table:table-row>
        <table:table-row table:style-name="ro1">
          <table:table-cell table:style-name="ce1" office:value-type="string">
            <text:p>12 - População judicial do município de Rodelas - BA: entre 10.189 a 13.584 habitantes. Processo Judicial nº 1002950-09.2019.4.01.3306 (Procuradoria Federal no Estado da Bahia, Núcleo Finalístico Ambiental).</text:p>
          </table:table-cell>
        </table:table-row>
        <table:table-row table:style-name="ro1">
          <table:table-cell table:style-name="ce1" office:value-type="string">
            <text:p>13 - População judicial do município de Souto Soares - BA: entre 16.981 e 23.772. Processo Judicial nº005709-76.2018.4.01.3312 (1ª Vara de Irecê).</text:p>
          </table:table-cell>
        </table:table-row>
        <table:table-row table:style-name="ro1">
          <table:table-cell table:style-name="ce1" office:value-type="string">
            <text:p>14 - População judicial do município de Vera Cruz - BA: entre 44.149 a 50.940 habitantes. Processo Judicial nº 8000464-59.2018.8.05.0124 (Vara dos Feitos Relativos às Relações de Consumo, Cíveis e Comerciais, Registros Públicos e Acidentes de Trabalho e Juizado Especial Adjunto da Comarca de Itaparica).</text:p>
          </table:table-cell>
        </table:table-row>
        <table:table-row table:style-name="ro1">
          <table:table-cell table:style-name="ce1" office:value-type="string">
            <text:p>15 - População judicial do município de Santa Tereza do Oeste - PR: 10.471 habitantes. Processo Judicial nº 5012452-12.2018.4.04.7005 (Seção Judiciária do Paraná - Plantão JFPR).Em 2020:1 - População judicial do município de Porto Velho-RO: 494.013 habitantes. Processo Judicial nº 12316-40.2016.4.01.4100 - Seção Judiciária de Rondônia.</text:p>
          </table:table-cell>
        </table:table-row>
        <table:table-row table:style-name="ro1">
          <table:table-cell table:style-name="ce1" office:value-type="string">
            <text:p>2 - População judicial do município de Manaquiri-AM: entre 30.565 e 37.356 habitantes. Parecer de Força Executória nº 00010/2017/NUCOB-GEAC/PFAM/PGF/AGU, em trâmite na 3ª VF/AM.</text:p>
          </table:table-cell>
        </table:table-row>
        <table:table-row table:style-name="ro1">
          <table:table-cell table:style-name="ce1" office:value-type="string">
            <text:p>3 - População judicial do município de Santa Isabel do Rio Negro-AM: entre 23.773 e 30.564 habitantes. Parecer de Força Executória nº 00007/2017/NUCOB-GEAC/PFAM/PGF/AGU, em trâmite na 3ª VF/AM.</text:p>
          </table:table-cell>
        </table:table-row>
        <table:table-row table:style-name="ro1">
          <table:table-cell table:style-name="ce1" office:value-type="string">
            <text:p>4 - População judicial do município de Urucará-AM: entre 16.981 e 23.772 habitantes. Parecer de Força Executória nº 00004/2017/NUCOB-GEAC/PFAM/PGF/AGU, em trâmite na 3ª VF/AM.</text:p>
          </table:table-cell>
        </table:table-row>
        <table:table-row table:style-name="ro1">
          <table:table-cell table:style-name="ce1" office:value-type="string">
            <text:p>5 - População judicial do município de Jacareacanga-PA: 41.487 habitantes. Processo Judicial nº 798-41.2011.4.01.3902, Seção Judiciária de Itaituba-PA.</text:p>
          </table:table-cell>
        </table:table-row>
        <table:table-row table:style-name="ro1">
          <table:table-cell table:style-name="ce1" office:value-type="string">
            <text:p>6 - População judicial do município de Paço do Lumiar - MA: superior a 156.216 habitantes. Processo Judicial nº13916-98.2017.4.01.3700 - Seção Judiciária do Maranhão- MA.</text:p>
          </table:table-cell>
        </table:table-row>
        <table:table-row table:style-name="ro1">
          <table:table-cell table:style-name="ce1" office:value-type="string">
            <text:p>7 - População judicial do município de São Gonçalo do Amarante-RN: entre 101.881 e 115.464 habitantes. Processo Judicial nº: 0813188-75.2017.4.05.8400 (4ª Vara Federal - RN).</text:p>
          </table:table-cell>
        </table:table-row>
        <table:table-row table:style-name="ro1">
          <table:table-cell table:style-name="ce1" office:value-type="string">
            <text:p>8 - População judicial do município de Ferreiros - PE: entre 13.585 e 16.980 habitantes. Processo Judicial nº 0805921-61.2019.4.05.0000 (1ª Turma do Tribunal Regional Federal da 5ª Região).</text:p>
          </table:table-cell>
        </table:table-row>
        <table:table-row table:style-name="ro1">
          <table:table-cell table:style-name="ce1" office:value-type="string">
            <text:p>9 - População judicial do município Coronel João Sá-BA: 17.422 habitantes. Processo Judicial nº 0002222-53.2017.4.01.3306 - Vara Única de Paulo Afonso-BA.</text:p>
          </table:table-cell>
        </table:table-row>
        <table:table-row table:style-name="ro1">
          <table:table-cell table:style-name="ce1" office:value-type="string">
            <text:p>10 - População judicial do município Ibiassucê-BA: entre 10.189 e 13.584 habitantes. Processo Judicial nº 1018608-53.2017.4.01.3400 (14ª VARA FEDERAL CÍVEL DA SJDF).</text:p>
          </table:table-cell>
        </table:table-row>
        <table:table-row table:style-name="ro1">
          <table:table-cell table:style-name="ce1" office:value-type="string">
            <text:p>11 - População judicial do município de Rodelas - BA: entre 10.189 a 13.584 habitantes. Processo Judicial nº 1002950-09.2019.4.01.3306 (Procuradoria Federal no Estado da Bahia, Núcleo Finalístico Ambiental).</text:p>
          </table:table-cell>
        </table:table-row>
        <table:table-row table:style-name="ro1">
          <table:table-cell table:style-name="ce1" office:value-type="string">
            <text:p>12 - População judicial do município de Vera Cruz - BA: entre 44.149 a 50.940 habitantes. Processo Judicial nº 8000464-59.2018.8.05.0124 (Vara dos Feitos Relativos às Relações de Consumo, Cíveis e Comerciais, Registros Públicos e Acidentes de Trabalho e Juizado Especial Adjunto da Comarca de Itaparica).De 2018 a 2020:As diferenças entre as populações das Unidades da Federação obtidas da soma das estimativas municipais e aquelas projetadas nas Projeções de População, Brasil e Unidades da Federação, Revisão 2018, devem-se à alteração de limites territoriais ocorridas entre os estados, após o Censo Demográfico 2010.  Para o histórico de alterações, consulte o link https://www.ibge.gov.br/estatisticas-novoportal/sociais/populacao/9103-estimativas-de-populacao.html.</text:p>
          </table:table-cell>
        </table:table-row>
      </table:table>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IBGE/SIDRA/1.0</meta:generator>
    <dc:creator>API Sidra</dc:creator>
    <dc:date>2017-06-29T12:21:58.000Z</dc:date>
  </office:meta>
</office:document-meta>
</file>